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line-height-at-least="0.5in"/>
      <style:text-properties fo:font-weight="bold" officeooo:paragraph-rsid="00133dcf" style:font-weight-asian="bold" style:font-weight-complex="bold"/>
    </style:style>
    <style:style style:name="P4" style:family="paragraph" style:parent-style-name="Standard">
      <style:paragraph-properties style:line-height-at-least="0.5in"/>
    </style:style>
    <style:style style:name="P5" style:family="paragraph" style:parent-style-name="Standard">
      <style:paragraph-properties style:line-height-at-least="0.5in"/>
      <style:text-properties officeooo:paragraph-rsid="00133dcf"/>
    </style:style>
    <style:style style:name="T1" style:family="text">
      <style:text-properties officeooo:rsid="000cb6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62d" style:font-weight-asian="bold" style:font-weight-complex="bold"/>
    </style:style>
    <style:style style:name="T4" style:family="text">
      <style:text-properties officeooo:rsid="000d72db"/>
    </style:style>
    <style:style style:name="T5" style:family="text">
      <style:text-properties officeooo:rsid="000ebee7"/>
    </style:style>
    <style:style style:name="T6" style:family="text">
      <style:text-properties officeooo:rsid="0010e0e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133d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 1: Preliminary Work &amp; Taxpayer Data, 14 Questions</text:p>
      <text:p text:style-name="Standard"/>
      <text:p text:style-name="P2">1.1. Preliminary work to prepare tax returns</text:p>
      <text:p text:style-name="Standard"/>
      <text:p text:style-name="P4">-Use of prior years' returns for comparison, accuracy, &amp; carryovers for current year's return</text:p>
      <text:p text:style-name="P4">-Taxpayer personal information (date of birth, marital status, dependents, identity protection PIN, state issued photo ID)</text:p>
      <text:p text:style-name="P4">-Residency status and/or citizenship (visas, green cards, resident alien or non-resident alien, ITIN)</text:p>
      <text:p text:style-name="P4">-Filing requirements &amp; due date</text:p>
      <text:p text:style-name="P4">-Taxpayer filing status</text:p>
      <text:p text:style-name="P4">-Sources of worldwide taxable &amp; non-taxable income (interest, wages, business, sales of property, dividends, rental income, flow-through entities, alimony received)</text:p>
      <text:p text:style-name="P4">-Sources of applicable exclusions &amp; adjustments to gross income (foreign earned income exclusion, retirement plans, HSAs, alimony paid, health insurance, self-employment tax)</text:p>
      <text:p text:style-name="P4">-Sources of applicable deductions (itemized, standard)</text:p>
      <text:p text:style-name="P4">-Qualifications for dependency</text:p>
      <text:p text:style-name="P4">-Sources of applicable credits (education, foreign tax, child &amp; dependent care, credit for other dependents, child tax credit)</text:p>
      <text:p text:style-name="P4">-Sources of tax payments &amp; refundable credits</text:p>
      <text:p text:style-name="P4">-Previous IRS correspondence with taxpayer</text:p>
      <text:p text:style-name="P4">-Additional required returns to be filed, &amp; taxes paid (employment, gifts, international info returns, &amp; <text:span text:style-name="T6">misc</text:span> info returns)</text:p>
      <text:p text:style-name="P4">-Special filing requirements (foreign income, presidentially declared disaster areas, injured spouse)</text:p>
      <text:p text:style-name="P4"/>
      <text:p text:style-name="P4"><text:soft-page-break/>-Foreign account &amp; asset reporting (FBAR, F8938)</text:p>
      <text:p text:style-name="P4">-Minor children's unearned income (“Kiddie” tax)</text:p>
      <text:p text:style-name="P4">-ACA requirements (total household income, premium tax credit, household size)</text:p>
      <text:p text:style-name="P4"/>
      <text:p text:style-name="Standard"/>
      <text:p text:style-name="P1">Domain 2: Income &amp; Assets, 17 Questions</text:p>
      <text:p text:style-name="Standard"/>
      <text:p text:style-name="P2">2.1. Income</text:p>
      <text:p text:style-name="Standard"/>
      <text:p text:style-name="P4">-Taxability of wages, salaries &amp; other earnings-<text:span text:style-name="T1">W2 or 1099-NEC</text:span></text:p>
      <text:p text:style-name="P4">-Interest Income (taxable &amp; non-taxable)-<text:span text:style-name="T1">1040-INT</text:span></text:p>
      <text:p text:style-name="P4">-Dividends &amp; other distributions from mutual funds, corporations, &amp; other entities-<text:span text:style-name="T1">1040-DIV</text:span></text:p>
      <text:p text:style-name="P4">-Personal property rental</text:p>
      <text:p text:style-name="P4">-Gambling income &amp; allowable deductions-FW-2G, documentation</text:p>
      <text:p text:style-name="P4">-Tax treatment of cancellation of debt-F1099-C, foreclosures, insolvency</text:p>
      <text:p text:style-name="P4">-Tax treatment of a citizen/resident with foreign income (tax treaties, F1116, F2555, F3520, F5471)</text:p>
      <text:p text:style-name="P4">-Other income-scholarships, barter income, hobby income, alimony, non-taxable combat pay, unearned income, taxable recoveries, N<text:span text:style-name="T1">et </text:span>O<text:span text:style-name="T1">perating </text:span>L<text:span text:style-name="T1">osses (NOL)</text:span>, illegal income</text:p>
      <text:p text:style-name="P4">-Constructive receipt of income</text:p>
      <text:p text:style-name="P4">-Constructive dividends (payments of personal expenses from a business entity)</text:p>
      <text:p text:style-name="P4">-Passive income &amp; loss</text:p>
      <text:p text:style-name="P4">-Pass-through income-<text:span text:style-name="T2">Schedule K-1</text:span>, income, deductions, basis, qualified business income (QBI) items)</text:p>
      <text:p text:style-name="P4">-Royalties &amp; related expenses-<text:span text:style-name="T3">Schedule A-</text:span><text:span text:style-name="T2">Additional Income &amp; Adjustments</text:span></text:p>
      <text:p text:style-name="P4"><text:span text:style-name="T2"/></text:p>
      <text:p text:style-name="P4"><text:soft-page-break/>-State/local income tax refund &amp; other itemized deduction recoveries</text:p>
      <text:p text:style-name="P4">-1099 MISC, 1099 NEC, 1099 K reporting, irregularities, &amp; corrections</text:p>
      <text:p text:style-name="P4"/>
      <text:p text:style-name="Standard"/>
      <text:p text:style-name="P2">2.2. Retirement income</text:p>
      <text:p text:style-name="Standard"/>
      <text:p text:style-name="P4">-Basis in a traditional IRA (F8606)</text:p>
      <text:p text:style-name="P4">-Comparison of &amp; distributions from traditional &amp; Roth IRAs</text:p>
      <text:p text:style-name="P4">-Distributions from qual <text:span text:style-name="T5">&amp;</text:span> non-qual plans (pre-tax, after-tax, rollovers, F1099R, qualified charitable distribution)</text:p>
      <text:p text:style-name="P4">-Excess contributions &amp; tax treatment (penalties)</text:p>
      <text:p text:style-name="P4">-Penalties &amp; exceptions on premature distributions from qualified retirement plans &amp; IRAs</text:p>
      <text:p text:style-name="P4">-Prohibited transactions &amp; tax consequences</text:p>
      <text:p text:style-name="P4">-IRA conversions &amp; recharacterization (F8606)</text:p>
      <text:p text:style-name="P4">-Required minimum distributions</text:p>
      <text:p text:style-name="P4">-Loans from qualified plans</text:p>
      <text:p text:style-name="P4">-Taxability of Social Security &amp; Railroad Retirement benefits</text:p>
      <text:p text:style-name="P4">-Inherited retirement accounts</text:p>
      <text:p text:style-name="P4">-Foreign pensions &amp; retirement income</text:p>
      <text:p text:style-name="P4"/>
      <text:p text:style-name="Standard"/>
      <text:p text:style-name="P2">2.3. Property, real &amp; personal</text:p>
      <text:p text:style-name="Standard"/>
      <text:p text:style-name="P4">-Sale or disposition of property including depreciation recapture rules &amp; 1099A</text:p>
      <text:p text:style-name="P4"/>
      <text:p text:style-name="P4"><text:soft-page-break/>-Capital gains &amp; losses (netting effect, short-term, long-term, mark-to-market, virtual currency)</text:p>
      <text:p text:style-name="P4">-Basis of assets (purchased, gifted or inherited)</text:p>
      <text:p text:style-name="P4">-Basis of stock after stock splits and/or stock dividends (research, schedules, brokerage re cords)</text:p>
      <text:p text:style-name="P4">-Publicly traded partnerships (PTP) (sales, dispositions, losses)</text:p>
      <text:p text:style-name="P4">-Sale of a personal residence (IRC sec 121 exclusions)</text:p>
      <text:p text:style-name="P4">-Installment sales (related parties, original cost, date of acquisition, possible recalculations &amp; recharacterization)</text:p>
      <text:p text:style-name="P4">-Options (stock, commodity, ISO, ESPP)</text:p>
      <text:p text:style-name="P4">-Like-kind exchange</text:p>
      <text:p text:style-name="P4">-Non-business bad debts</text:p>
      <text:p text:style-name="P4">-Investor versus trader 2.4.Adjustments to Income</text:p>
      <text:p text:style-name="P4">-Self-employment tax</text:p>
      <text:p text:style-name="P4">-Retirement contribution limits &amp; deductibility (earned compensation requirements)</text:p>
      <text:p text:style-name="P4">-Health savings accounts</text:p>
      <text:p text:style-name="P4">-<text:span text:style-name="T4">A</text:span>djustments to income (student loan interest, alimony, moving expenses for active military, write-in adjustments)</text:p>
      <text:p text:style-name="P4">-Self-Employed Health Insurance</text:p>
      <text:p text:style-name="P4"/>
      <text:p text:style-name="Standard"/>
      <text:p text:style-name="P1">Domain 3: Deductions &amp; Credits, 17 Questions</text:p>
      <text:p text:style-name="Standard"/>
      <text:p text:style-name="P2">3.1. Itemized deductions &amp; QBI</text:p>
      <text:p text:style-name="Standard"/>
      <text:p text:style-name="P4">-Medical, dental, vision, long-term care expenses</text:p>
      <text:p text:style-name="P4">-Various taxes (state &amp; local, personal property, real estate)</text:p>
      <text:p text:style-name="P4"/>
      <text:p text:style-name="P4"><text:soft-page-break/>-Interest expense (mortgage interest, investment interest, tracing rules, points, indebtedness limitations)</text:p>
      <text:p text:style-name="P4">-Charitable contributions (cash, non-cash, limitations, documentation required)</text:p>
      <text:p text:style-name="P4">-Nonbusiness casualty &amp; theft losses</text:p>
      <text:p text:style-name="P4">-Other itemized deductions</text:p>
      <text:p text:style-name="P4">-Itemized deductions for F1040-NR</text:p>
      <text:p text:style-name="P4">-Qualified Business Income (QBI) deduction</text:p>
      <text:p text:style-name="P4"/>
      <text:p text:style-name="Standard"/>
      <text:p text:style-name="P2">3.2. Credits</text:p>
      <text:p text:style-name="Standard"/>
      <text:p text:style-name="P4">-Child &amp; dependent care credit</text:p>
      <text:p text:style-name="P4">-Child tax credit &amp; credit for other dependents</text:p>
      <text:p text:style-name="P4">-Education credits</text:p>
      <text:p text:style-name="P4">-Foreign tax credit</text:p>
      <text:p text:style-name="P4">-Earned income tax credit (paid preparer's earned income credit checklist, eligibility &amp; disallowance)</text:p>
      <text:p text:style-name="P4">-Adoption credits (carryovers, limitations, special needs)</text:p>
      <text:p text:style-name="P4">-ACA premium tax credit</text:p>
      <text:p text:style-name="P4">-Other credits (refundable &amp; non-refundable) (health coverage tax credit, energy credits, Retirement savings contribution credit)</text:p>
      <text:p text:style-name="P4"/>
      <text:p text:style-name="P4"/>
      <text:p text:style-name="P4"/>
      <text:p text:style-name="Standard"><text:span text:style-name="T7"/></text:p>
      <text:p text:style-name="Standard"><text:soft-page-break/><text:span text:style-name="T7">Domain 4: Taxation, 15 Questions</text:span></text:p>
      <text:p text:style-name="Standard"/>
      <text:p text:style-name="P2">4.1. Taxation</text:p>
      <text:p text:style-name="Standard"/>
      <text:p text:style-name="P4">-Alternative minimum tax &amp; credit for prior year</text:p>
      <text:p text:style-name="P4">-Household employees</text:p>
      <text:p text:style-name="P4">-Underpayment penalties &amp; interest</text:p>
      <text:p text:style-name="P4">-Self-employment tax</text:p>
      <text:p text:style-name="P4">-Excess Social Security withholding</text:p>
      <text:p text:style-name="P4">-Tax provisions for members of the clergy</text:p>
      <text:p text:style-name="P4">-Tax provisions for members of the military</text:p>
      <text:p text:style-name="P4">-Income in respect of decedent</text:p>
      <text:p text:style-name="P4">-Net investment income tax</text:p>
      <text:p text:style-name="P4">-Additional Medicare tax</text:p>
      <text:p text:style-name="P4">-Uncollected Social Security &amp; Medicare tax</text:p>
      <text:p text:style-name="P4">-Other taxes (first time homebuyer credit repayment)</text:p>
      <text:p text:style-name="P4"/>
      <text:p text:style-name="P4"/>
      <text:p text:style-name="Standard"/>
      <text:p text:style-name="P1">Domain 5: Advising the individual taxpayer 11 Questions</text:p>
      <text:p text:style-name="Standard"/>
      <text:p text:style-name="P2">5.1. Advising the Individual Taxpayer</text:p>
      <text:p text:style-name="Standard"/>
      <text:p text:style-name="P4">-Reporting obligations for individuals (1099, bartering, cash)</text:p>
      <text:p text:style-name="P4">-Property sales (homes, stock, businesses, antiques, collectibles)</text:p>
      <text:p text:style-name="P4"/>
      <text:p text:style-name="P4"><text:soft-page-break/>-Education planning (lifetime learning credit, IRC section 529 plans)</text:p>
      <text:p text:style-name="P4">-Estate planning (gift versus inheritance, trusts, family partnerships, charitable giving, long- term care, life insurance)</text:p>
      <text:p text:style-name="P4">-Retirement planning (annuities, IRAs, employer plans, early retirement rules, required minimum distribution, beneficiary ownership, charitable distributions from an IRA)</text:p>
      <text:p text:style-name="P4">-Marriage &amp; divorce (divorce settlement, common-law, community property, alimony)</text:p>
      <text:p text:style-name="P4">-Items affect<text:span text:style-name="T6">ing</text:span> future/past returns (carryovers, net operating loss, Schedule D, F8801, negative QBI carryover)</text:p>
      <text:p text:style-name="P4">-Injured spouse</text:p>
      <text:p text:style-name="P4">-Innocent spouse</text:p>
      <text:p text:style-name="P4">-Estimated tax &amp; penalty avoidance (mid-year estimated tax planning)</text:p>
      <text:p text:style-name="P4">-Adjustments, deductions, &amp; credits for tax planning (timing of income &amp; expenses)</text:p>
      <text:p text:style-name="P4">-Character of transaction (use of capital gain rates versus ordinary income rates)</text:p>
      <text:p text:style-name="P4">-Advantages &amp; disadvantages of MFJ/MFS/HOH filing statuses in various scenarios (joint &amp; several liability)</text:p>
      <text:p text:style-name="P4">-Conditions for filing a claim for refund (amended returns)</text:p>
      <text:p text:style-name="P4">-Penalty of perjury</text:p>
      <text:p text:style-name="P4"/>
      <text:p text:style-name="P4"/>
      <text:p text:style-name="Standard"/>
      <text:p text:style-name="P1">Domain 6: Specialized Returns for Individuals 11 Questions</text:p>
      <text:p text:style-name="Standard"/>
      <text:p text:style-name="P2">6.1. Estate Tax</text:p>
      <text:p text:style-name="Standard"/>
      <text:p text:style-name="P4">-Gross estate, taxable estate (calculations &amp; payments), unified credit</text:p>
      <text:p text:style-name="P4">-Jointly held property</text:p>
      <text:p text:style-name="P4"/>
      <text:p text:style-name="P4"><text:soft-page-break/>-Marital deduction &amp; other marital issues (portability election) </text:p>
      <text:p text:style-name="P4">-Life insurance, IRAs, &amp; retirement plans</text:p>
      <text:p text:style-name="P4">-Estate filing requirements &amp; due dates (F706: F1041)</text:p>
      <text:p text:style-name="Standard"/>
      <text:p text:style-name="Standard"/>
      <text:p text:style-name="Standard"/>
      <text:p text:style-name="Standard"/>
      <text:p text:style-name="Standard"/>
      <text:p text:style-name="P2">6.2. Gift Tax</text:p>
      <text:p text:style-name="Standard"/>
      <text:p text:style-name="P4">-Gift-splitting</text:p>
      <text:p text:style-name="P4">-Annual exclusion</text:p>
      <text:p text:style-name="P4">-Unified credit</text:p>
      <text:p text:style-name="P4">-Effect on estate tax (Generation skipping transfer tax)</text:p>
      <text:p text:style-name="P5">-Filing requirements (F709) </text:p>
      <text:p text:style-name="P5"/>
      <text:p text:style-name="P3">6.3.International Information Reporting</text:p>
      <text:p text:style-name="P4">- Filing &amp; reporting requirements &amp; due dates (FBAR, F8938, F8865, F5471, F3520)</text:p>
      <text:p text:style-name="P4">-Covered accounts (FBAR, F8938)</text:p>
      <text:p text:style-name="P4">-Potential penalties (failure to file, under-reporting, substantially incomplete, statute of limitations, redu<text:span text:style-name="T4">x</text:span> of tax attrib.)</text:p>
      <text:p text:style-name="P4">-Distinctions between FBAR &amp; F8938 requir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2:01:58.084581368</meta:creation-date>
    <dc:date>2025-01-22T20:24:23.054339429</dc:date>
    <meta:editing-duration>PT5H38M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8" meta:paragraph-count="134" meta:word-count="993" meta:character-count="7678" meta:non-whitespace-character-count="6817"/>
  </office:meta>
</office:document-meta>
</file>